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2.36pt"/>
    </style:style>
    <style:style style:name="co2" style:family="table-column">
      <style:table-column-properties fo:break-before="auto" style:column-width="67.21pt"/>
    </style:style>
    <style:style style:name="co3" style:family="table-column">
      <style:table-column-properties fo:break-before="auto" style:column-width="53.09pt"/>
    </style:style>
    <style:style style:name="co4" style:family="table-column">
      <style:table-column-properties fo:break-before="auto" style:column-width="64.94pt"/>
    </style:style>
    <style:style style:name="co5" style:family="table-column">
      <style:table-column-properties fo:break-before="auto" style:column-width="41.1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rkov_prefetcher_threshold" table:style-name="ta1">
        <table:shapes>
          <draw:frame draw:z-index="0" draw:style-name="gr1" draw:text-style-name="P1" svg:width="576pt" svg:height="360pt" svg:x="477.89pt" svg:y="7.91pt">
            <draw:object draw:notify-on-update-of-ranges="markov_prefetcher_threshold.A1:markov_prefetcher_threshold.A1 markov_prefetcher_threshold.A2:markov_prefetcher_threshold.A5 markov_prefetcher_threshold.B1:markov_prefetcher_threshold.B1 markov_prefetcher_threshold.B2:markov_prefetcher_threshold.B5 markov_prefetcher_threshold.C1:markov_prefetcher_threshold.C1 markov_prefetcher_threshold.C2:markov_prefetcher_threshold.C5 markov_prefetcher_threshold.D1:markov_prefetcher_threshold.D1 markov_prefetcher_threshold.D2:markov_prefetcher_threshold.D5 markov_prefetcher_threshold.E1:markov_prefetcher_threshold.E1 markov_prefetcher_threshold.E2:markov_prefetcher_threshold.E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Blackscholes</text:p>
          </table:table-cell>
          <table:table-cell office:value-type="string" calcext:value-type="string">
            <text:p>Bodytrack</text:p>
          </table:table-cell>
          <table:table-cell office:value-type="string" calcext:value-type="string">
            <text:p>Fluidanimate</text:p>
          </table:table-cell>
          <table:table-cell office:value-type="string" calcext:value-type="string">
            <text:p>x2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1955" calcext:value-type="float">
            <text:p>191955</text:p>
          </table:table-cell>
          <table:table-cell office:value-type="float" office:value="184274" calcext:value-type="float">
            <text:p>184274</text:p>
          </table:table-cell>
          <table:table-cell office:value-type="float" office:value="184421" calcext:value-type="float">
            <text:p>184421</text:p>
          </table:table-cell>
          <table:table-cell office:value-type="float" office:value="188747" calcext:value-type="float">
            <text:p>1887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4200" calcext:value-type="float">
            <text:p>184200</text:p>
          </table:table-cell>
          <table:table-cell office:value-type="float" office:value="173309" calcext:value-type="float">
            <text:p>173309</text:p>
          </table:table-cell>
          <table:table-cell office:value-type="float" office:value="173304" calcext:value-type="float">
            <text:p>173304</text:p>
          </table:table-cell>
          <table:table-cell office:value-type="float" office:value="180382" calcext:value-type="float">
            <text:p>1803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4993" calcext:value-type="float">
            <text:p>174993</text:p>
          </table:table-cell>
          <table:table-cell office:value-type="float" office:value="163770" calcext:value-type="float">
            <text:p>163770</text:p>
          </table:table-cell>
          <table:table-cell office:value-type="float" office:value="163481" calcext:value-type="float">
            <text:p>163481</text:p>
          </table:table-cell>
          <table:table-cell office:value-type="float" office:value="170270" calcext:value-type="float">
            <text:p>17027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4760" calcext:value-type="float">
            <text:p>164760</text:p>
          </table:table-cell>
          <table:table-cell office:value-type="float" office:value="152938" calcext:value-type="float">
            <text:p>152938</text:p>
          </table:table-cell>
          <table:table-cell office:value-type="float" office:value="152333" calcext:value-type="float">
            <text:p>152333</text:p>
          </table:table-cell>
          <table:table-cell office:value-type="float" office:value="158791" calcext:value-type="float">
            <text:p>15879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efetcher</text:p>
          </table:table-cell>
          <table:table-cell office:value-type="string" calcext:value-type="string">
            <text:p><text:s/>Blackscholes</text:p>
          </table:table-cell>
          <table:table-cell office:value-type="string" calcext:value-type="string">
            <text:p><text:s/>Bodytrack</text:p>
          </table:table-cell>
          <table:table-cell office:value-type="string" calcext:value-type="string">
            <text:p><text:s/>Fluidanimate</text:p>
          </table:table-cell>
          <table:table-cell office:value-type="string" calcext:value-type="string">
            <text:p><text:s/>x264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656277" calcext:value-type="float">
            <text:p>656277</text:p>
          </table:table-cell>
          <table:table-cell office:value-type="float" office:value="1129151" calcext:value-type="float">
            <text:p>1129151</text:p>
          </table:table-cell>
          <table:table-cell office:value-type="float" office:value="1025532" calcext:value-type="float">
            <text:p>1025532</text:p>
          </table:table-cell>
          <table:table-cell office:value-type="float" office:value="424393097" calcext:value-type="float">
            <text:p>424393097</text:p>
          </table:table-cell>
        </table:table-row>
        <table:table-row table:style-name="ro1">
          <table:table-cell office:value-type="string" calcext:value-type="string">
            <text:p>Tagged</text:p>
          </table:table-cell>
          <table:table-cell office:value-type="float" office:value="1313948" calcext:value-type="float">
            <text:p>1313948</text:p>
          </table:table-cell>
          <table:table-cell office:value-type="float" office:value="1798127" calcext:value-type="float">
            <text:p>1798127</text:p>
          </table:table-cell>
          <table:table-cell office:value-type="float" office:value="1690836" calcext:value-type="float">
            <text:p>1690836</text:p>
          </table:table-cell>
          <table:table-cell office:value-type="float" office:value="1216584" calcext:value-type="float">
            <text:p>1216584</text:p>
          </table:table-cell>
        </table:table-row>
        <table:table-row table:style-name="ro1">
          <table:table-cell office:value-type="string" calcext:value-type="string">
            <text:p>Stride</text:p>
          </table:table-cell>
          <table:table-cell office:value-type="float" office:value="1392302" calcext:value-type="float">
            <text:p>1392302</text:p>
          </table:table-cell>
          <table:table-cell office:value-type="float" office:value="790393" calcext:value-type="float">
            <text:p>790393</text:p>
          </table:table-cell>
          <table:table-cell office:value-type="float" office:value="1030593" calcext:value-type="float">
            <text:p>1030593</text:p>
          </table:table-cell>
          <table:table-cell office:value-type="float" office:value="492678283" calcext:value-type="float">
            <text:p>492678283</text:p>
          </table:table-cell>
        </table:table-row>
        <table:table-row table:style-name="ro1">
          <table:table-cell office:value-type="string" calcext:value-type="string">
            <text:p>Markov</text:p>
          </table:table-cell>
          <table:table-cell office:value-type="float" office:value="656277" calcext:value-type="float">
            <text:p>656277</text:p>
          </table:table-cell>
          <table:table-cell office:value-type="float" office:value="1129151" calcext:value-type="float">
            <text:p>1129151</text:p>
          </table:table-cell>
          <table:table-cell office:value-type="float" office:value="1025532" calcext:value-type="float">
            <text:p>1025532</text:p>
          </table:table-cell>
          <table:table-cell office:value-type="float" office:value="424393097" calcext:value-type="float">
            <text:p>42439309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<text:s/>Blackscholes</text:p>
          </table:table-cell>
          <table:table-cell office:value-type="string" calcext:value-type="string">
            <text:p><text:s/>Bodytrack</text:p>
          </table:table-cell>
          <table:table-cell office:value-type="string" calcext:value-type="string">
            <text:p><text:s/>Fluidanimate</text:p>
          </table:table-cell>
          <table:table-cell office:value-type="string" calcext:value-type="string">
            <text:p><text:s/>x2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6277" calcext:value-type="float">
            <text:p>656277</text:p>
          </table:table-cell>
          <table:table-cell office:value-type="float" office:value="1129151" calcext:value-type="float">
            <text:p>1129151</text:p>
          </table:table-cell>
          <table:table-cell office:value-type="float" office:value="1025532" calcext:value-type="float">
            <text:p>1025532</text:p>
          </table:table-cell>
          <table:table-cell office:value-type="float" office:value="424393097" calcext:value-type="float">
            <text:p>4243930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6277" calcext:value-type="float">
            <text:p>656277</text:p>
          </table:table-cell>
          <table:table-cell office:value-type="float" office:value="1129151" calcext:value-type="float">
            <text:p>1129151</text:p>
          </table:table-cell>
          <table:table-cell office:value-type="float" office:value="1025532" calcext:value-type="float">
            <text:p>1025532</text:p>
          </table:table-cell>
          <table:table-cell office:value-type="float" office:value="424393097" calcext:value-type="float">
            <text:p>4243930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6277" calcext:value-type="float">
            <text:p>656277</text:p>
          </table:table-cell>
          <table:table-cell office:value-type="float" office:value="1129151" calcext:value-type="float">
            <text:p>1129151</text:p>
          </table:table-cell>
          <table:table-cell office:value-type="float" office:value="1025532" calcext:value-type="float">
            <text:p>1025532</text:p>
          </table:table-cell>
          <table:table-cell office:value-type="float" office:value="424393097" calcext:value-type="float">
            <text:p>4243930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6277" calcext:value-type="float">
            <text:p>656277</text:p>
          </table:table-cell>
          <table:table-cell office:value-type="float" office:value="1129151" calcext:value-type="float">
            <text:p>1129151</text:p>
          </table:table-cell>
          <table:table-cell office:value-type="float" office:value="1025532" calcext:value-type="float">
            <text:p>1025532</text:p>
          </table:table-cell>
          <table:table-cell office:value-type="float" office:value="424393097" calcext:value-type="float">
            <text:p>42439309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efetcher</text:p>
          </table:table-cell>
          <table:table-cell office:value-type="string" calcext:value-type="string">
            <text:p><text:s/>BlackScholes</text:p>
          </table:table-cell>
          <table:table-cell office:value-type="string" calcext:value-type="string">
            <text:p><text:s/>Bodytrack</text:p>
          </table:table-cell>
          <table:table-cell office:value-type="string" calcext:value-type="string">
            <text:p><text:s/>Fluidanimate</text:p>
          </table:table-cell>
          <table:table-cell office:value-type="string" calcext:value-type="string">
            <text:p><text:s/>x264</text:p>
          </table:table-cell>
        </table:table-row>
        <table:table-row table:style-name="ro1">
          <table:table-cell office:value-type="string" calcext:value-type="string">
            <text:p>Tagged</text:p>
          </table:table-cell>
          <table:table-cell office:value-type="float" office:value="875295" calcext:value-type="float">
            <text:p>875295</text:p>
          </table:table-cell>
          <table:table-cell office:value-type="float" office:value="883842" calcext:value-type="float">
            <text:p>883842</text:p>
          </table:table-cell>
          <table:table-cell office:value-type="float" office:value="879972" calcext:value-type="float">
            <text:p>879972</text:p>
          </table:table-cell>
          <table:table-cell office:value-type="float" office:value="813881" calcext:value-type="float">
            <text:p>813881</text:p>
          </table:table-cell>
        </table:table-row>
        <table:table-row table:style-name="ro1">
          <table:table-cell office:value-type="string" calcext:value-type="string">
            <text:p>Stride</text:p>
          </table:table-cell>
          <table:table-cell office:value-type="float" office:value="39764" calcext:value-type="float">
            <text:p>39764</text:p>
          </table:table-cell>
          <table:table-cell office:value-type="float" office:value="14219" calcext:value-type="float">
            <text:p>14219</text:p>
          </table:table-cell>
          <table:table-cell office:value-type="float" office:value="13424" calcext:value-type="float">
            <text:p>13424</text:p>
          </table:table-cell>
          <table:table-cell office:value-type="float" office:value="46441" calcext:value-type="float">
            <text:p>46441</text:p>
          </table:table-cell>
        </table:table-row>
        <table:table-row table:style-name="ro1">
          <table:table-cell office:value-type="string" calcext:value-type="string">
            <text:p>Markov</text:p>
          </table:table-cell>
          <table:table-cell office:value-type="float" office:value="184200" calcext:value-type="float">
            <text:p>184200</text:p>
          </table:table-cell>
          <table:table-cell office:value-type="float" office:value="173309" calcext:value-type="float">
            <text:p>173309</text:p>
          </table:table-cell>
          <table:table-cell office:value-type="float" office:value="173304" calcext:value-type="float">
            <text:p>173304</text:p>
          </table:table-cell>
          <table:table-cell office:value-type="float" office:value="180382" calcext:value-type="float">
            <text:p>18038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refetcher</text:p>
          </table:table-cell>
          <table:table-cell office:value-type="string" calcext:value-type="string">
            <text:p><text:s/>BlackScholes</text:p>
          </table:table-cell>
          <table:table-cell office:value-type="string" calcext:value-type="string">
            <text:p><text:s/>Bodytrack</text:p>
          </table:table-cell>
          <table:table-cell office:value-type="string" calcext:value-type="string">
            <text:p><text:s/>Fluidanimate</text:p>
          </table:table-cell>
          <table:table-cell office:value-type="string" calcext:value-type="string">
            <text:p><text:s/>x264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0.025016" calcext:value-type="float">
            <text:p>0.025016</text:p>
          </table:table-cell>
          <table:table-cell office:value-type="float" office:value="0.025459" calcext:value-type="float">
            <text:p>0.025459</text:p>
          </table:table-cell>
          <table:table-cell office:value-type="float" office:value="0.025968" calcext:value-type="float">
            <text:p>0.025968</text:p>
          </table:table-cell>
          <table:table-cell office:value-type="float" office:value="0.09727" calcext:value-type="float">
            <text:p>0.09727</text:p>
          </table:table-cell>
        </table:table-row>
        <table:table-row table:style-name="ro1">
          <table:table-cell office:value-type="string" calcext:value-type="string">
            <text:p>Tagged</text:p>
          </table:table-cell>
          <table:table-cell office:value-type="float" office:value="0.011887" calcext:value-type="float">
            <text:p>0.011887</text:p>
          </table:table-cell>
          <table:table-cell office:value-type="float" office:value="0.011809" calcext:value-type="float">
            <text:p>0.011809</text:p>
          </table:table-cell>
          <table:table-cell office:value-type="float" office:value="0.011884" calcext:value-type="float">
            <text:p>0.011884</text:p>
          </table:table-cell>
          <table:table-cell office:value-type="float" office:value="0.011863" calcext:value-type="float">
            <text:p>0.011863</text:p>
          </table:table-cell>
        </table:table-row>
        <table:table-row table:style-name="ro1">
          <table:table-cell office:value-type="string" calcext:value-type="string">
            <text:p>Stride</text:p>
          </table:table-cell>
          <table:table-cell office:value-type="float" office:value="0.022591" calcext:value-type="float">
            <text:p>0.022591</text:p>
          </table:table-cell>
          <table:table-cell office:value-type="float" office:value="0.018181" calcext:value-type="float">
            <text:p>0.018181</text:p>
          </table:table-cell>
          <table:table-cell office:value-type="float" office:value="0.018906" calcext:value-type="float">
            <text:p>0.018906</text:p>
          </table:table-cell>
          <table:table-cell office:value-type="float" office:value="0.02904" calcext:value-type="float">
            <text:p>0.02904</text:p>
          </table:table-cell>
        </table:table-row>
        <table:table-row table:style-name="ro1">
          <table:table-cell office:value-type="string" calcext:value-type="string">
            <text:p>Markov</text:p>
          </table:table-cell>
          <table:table-cell office:value-type="float" office:value="0.025016" calcext:value-type="float">
            <text:p>0.025016</text:p>
          </table:table-cell>
          <table:table-cell office:value-type="float" office:value="0.025459" calcext:value-type="float">
            <text:p>0.025459</text:p>
          </table:table-cell>
          <table:table-cell office:value-type="float" office:value="0.025968" calcext:value-type="float">
            <text:p>0.025968</text:p>
          </table:table-cell>
          <table:table-cell office:value-type="float" office:value="0.09727" calcext:value-type="float">
            <text:p>0.097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1T16:05:47.347000000</dc:date>
    <meta:editing-duration>PT5M28S</meta:editing-duration>
    <meta:editing-cycles>2</meta:editing-cycles>
    <meta:generator>LibreOffice/6.1.4.2$Windows_X86_64 LibreOffice_project/9d0f32d1f0b509096fd65e0d4bec26ddd1938fd3</meta:generator>
    <meta:document-statistic meta:table-count="1" meta:cell-count="1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21cm" svg:height="12.701cm" xlink:href=".." xlink:type="simple" chart:class="chart:bar" chart:style-name="ch1">
        <chart:title svg:x="7.1cm" svg:y="0.389cm" chart:style-name="ch2">
          <text:p>Markov Prefetcher Threshold</text:p>
        </chart:title>
        <chart:legend chart:legend-position="end" svg:x="17.449cm" svg:y="5.304cm" style:legend-expansion="high" chart:style-name="ch3"/>
        <chart:plot-area chart:style-name="ch4" table:cell-range-address="markov_prefetcher_threshold.A1:markov_prefetcher_threshold.E5" chart:data-source-has-labels="both" svg:x="1.404cm" svg:y="1.436cm" svg:width="15.639cm" svg:height="10.043cm">
          <chartooo:coordinate-region svg:x="2.846cm" svg:y="1.635cm" svg:width="14.197cm" svg:height="9.197cm"/>
          <chart:axis chart:dimension="x" chart:name="primary-x" chart:style-name="ch5" chartooo:axis-type="auto">
            <chartooo:date-scale/>
            <chart:title svg:x="7.446cm" svg:y="11.734cm" chart:style-name="ch6">
              <text:p>Training Threshold Level</text:p>
            </chart:title>
            <chart:categories table:cell-range-address="markov_prefetcher_threshold.A2:markov_prefetcher_threshold.A5"/>
          </chart:axis>
          <chart:axis chart:dimension="y" chart:name="primary-y" chart:style-name="ch7">
            <chart:title svg:x="0.451cm" svg:y="8.049cm" chart:style-name="ch8">
              <text:p>Number of Prefetches</text:p>
            </chart:title>
            <chart:grid chart:style-name="ch9" chart:class="major"/>
          </chart:axis>
          <chart:series chart:style-name="ch10" chart:values-cell-range-address="markov_prefetcher_threshold.B2:markov_prefetcher_threshold.B5" chart:label-cell-address="markov_prefetcher_threshold.B1:markov_prefetcher_threshold.B1" chart:class="chart:bar">
            <chart:data-point chart:repeated="4"/>
          </chart:series>
          <chart:series chart:style-name="ch11" chart:values-cell-range-address="markov_prefetcher_threshold.C2:markov_prefetcher_threshold.C5" chart:label-cell-address="markov_prefetcher_threshold.C1:markov_prefetcher_threshold.C1" chart:class="chart:bar">
            <chart:data-point chart:repeated="4"/>
          </chart:series>
          <chart:series chart:style-name="ch12" chart:values-cell-range-address="markov_prefetcher_threshold.D2:markov_prefetcher_threshold.D5" chart:label-cell-address="markov_prefetcher_threshold.D1:markov_prefetcher_threshold.D1" chart:class="chart:bar">
            <chart:data-point chart:repeated="4"/>
          </chart:series>
          <chart:series chart:style-name="ch13" chart:values-cell-range-address="markov_prefetcher_threshold.E2:markov_prefetcher_threshold.E5" chart:label-cell-address="markov_prefetcher_threshold.E1:markov_prefetcher_threshold.E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ackscholes</text:p>
                <draw:g>
                  <svg:desc>markov_prefetcher_threshold.B1:markov_prefetcher_threshold.B1</svg:desc>
                </draw:g>
              </table:table-cell>
              <table:table-cell office:value-type="string">
                <text:p>Bodytrack</text:p>
                <draw:g>
                  <svg:desc>markov_prefetcher_threshold.C1:markov_prefetcher_threshold.C1</svg:desc>
                </draw:g>
              </table:table-cell>
              <table:table-cell office:value-type="string">
                <text:p>Fluidanimate</text:p>
                <draw:g>
                  <svg:desc>markov_prefetcher_threshold.D1:markov_prefetcher_threshold.D1</svg:desc>
                </draw:g>
              </table:table-cell>
              <table:table-cell office:value-type="string">
                <text:p>x264</text:p>
                <draw:g>
                  <svg:desc>markov_prefetcher_threshold.E1:markov_prefetcher_threshold.E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markov_prefetcher_threshold.A2:markov_prefetcher_threshold.A5</svg:desc>
                </draw:g>
              </table:table-cell>
              <table:table-cell office:value-type="float" office:value="191955">
                <text:p>191955</text:p>
                <draw:g>
                  <svg:desc>markov_prefetcher_threshold.B2:markov_prefetcher_threshold.B5</svg:desc>
                </draw:g>
              </table:table-cell>
              <table:table-cell office:value-type="float" office:value="184274">
                <text:p>184274</text:p>
                <draw:g>
                  <svg:desc>markov_prefetcher_threshold.C2:markov_prefetcher_threshold.C5</svg:desc>
                </draw:g>
              </table:table-cell>
              <table:table-cell office:value-type="float" office:value="184421">
                <text:p>184421</text:p>
                <draw:g>
                  <svg:desc>markov_prefetcher_threshold.D2:markov_prefetcher_threshold.D5</svg:desc>
                </draw:g>
              </table:table-cell>
              <table:table-cell office:value-type="float" office:value="188747">
                <text:p>188747</text:p>
                <draw:g>
                  <svg:desc>markov_prefetcher_threshold.E2:markov_prefetcher_threshold.E5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4200">
                <text:p>184200</text:p>
              </table:table-cell>
              <table:table-cell office:value-type="float" office:value="173309">
                <text:p>173309</text:p>
              </table:table-cell>
              <table:table-cell office:value-type="float" office:value="173304">
                <text:p>173304</text:p>
              </table:table-cell>
              <table:table-cell office:value-type="float" office:value="180382">
                <text:p>18038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74993">
                <text:p>174993</text:p>
              </table:table-cell>
              <table:table-cell office:value-type="float" office:value="163770">
                <text:p>163770</text:p>
              </table:table-cell>
              <table:table-cell office:value-type="float" office:value="163481">
                <text:p>163481</text:p>
              </table:table-cell>
              <table:table-cell office:value-type="float" office:value="170270">
                <text:p>17027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64760">
                <text:p>164760</text:p>
              </table:table-cell>
              <table:table-cell office:value-type="float" office:value="152938">
                <text:p>152938</text:p>
              </table:table-cell>
              <table:table-cell office:value-type="float" office:value="152333">
                <text:p>152333</text:p>
              </table:table-cell>
              <table:table-cell office:value-type="float" office:value="158791">
                <text:p>1587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